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power(x, y):</text:p>
      <text:p text:style-name="Normal"><text:s text:c="4"/>Result = 1</text:p>
      <text:p text:style-name="Normal"><text:s text:c="4"/>For _ in range(abs(y)):</text:p>
      <text:p text:style-name="Normal"><text:s text:c="8"/>Result *= x</text:p>
      <text:p text:style-name="Normal"><text:s text:c="4"/></text:p>
      <text:p text:style-name="Normal"><text:s text:c="4"/>If y &lt; 0:</text:p>
      <text:p text:style-name="Normal"><text:s text:c="8"/>Result = 1 / result</text:p>
      <text:p text:style-name="Normal"><text:s text:c="4"/></text:p>
      <text:p text:style-name="Normal"><text:s text:c="4"/>Return result</text:p>
      <text:p text:style-name="Normal">X = float(input(“Enter the base (X): “))</text:p>
      <text:p text:style-name="Normal">Y = int(input(“Enter the exponent (Y): “))</text:p>
      <text:p text:style-name="Normal"/>
      <text:p text:style-name="Normal">Result = power(x, y)</text:p>
      <text:p text:style-name="Normal">Print(f”{x} raised to the power of {y} is: {result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3:55:00Z</meta:creation-date>
    <dc:date>2025-01-25T13:55:00Z</dc:date>
    <meta:template xlink:href="Normal.dotm" xlink:type="simple"/>
    <meta:editing-cycles>3</meta:editing-cycles>
    <meta:editing-duration>PT60S</meta:editing-duration>
    <meta:document-statistic meta:page-count="1" meta:paragraph-count="1" meta:word-count="46" meta:character-count="310" meta:row-count="2" meta:non-whitespace-character-count="265"/>
  </office:meta>
</office:document-meta>
</file>